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462cm" svg:height="13.092cm" svg:x="4.893cm" svg:y="211.876cm">
            <draw:object draw:notify-on-update-of-ranges="Sheet1.A1:Sheet1.A1 Sheet1.A2:Sheet1.A490 Sheet1.B1:Sheet1.B1 Sheet1.B2:Sheet1.B4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Singles </text:p>
          </table:table-cell>
          <table:table-cell table:style-name="ce1"/>
        </table:table-row>
        <table:table-row table:style-name="ro1">
          <table:table-cell office:value-type="string" calcext:value-type="string">
            <text:p>2023.08.21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3.08.14 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3.08.07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7.31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3.07.24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3.07.17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3.07.03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3.06.26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3.06.19 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3.06.12 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3.05.29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23.05.22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23.05.08 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3.04.24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4.17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4.10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4.03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3.20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3.03.06 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3.02.27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2.20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2.13 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3.02.06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3.01.30 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3.01.16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3.01.09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3.01.02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2.26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2.19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2.12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2.05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1.28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1.21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1.14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1.07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2.10.31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2.10.24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2.10.17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2.10.10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2.10.03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2.09.26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2.09.1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2.09.12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2.08.29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8.22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8.15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8.08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8.01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7.25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7.18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7.11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6.27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6.20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6.13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2.06.06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5.23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5.16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5.09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5.02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4.2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4.1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4.1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4.04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3.21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2.03.0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2.2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2.2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2.14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2.0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1.3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1.1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1.10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2.01.03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2.2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2.20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2.13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2.06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1.29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1.22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1.1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1.0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1.11.01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10.2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10.18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10.04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09.27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09.2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09.13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08.3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08.23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1.08.16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1.08.0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1.08.02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1.07.26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1.07.1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1.07.12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1.06.28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6.21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6.14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5.31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5.24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5.17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5.10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5.03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4.26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4.19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4.12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4.05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1.03.22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3.15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3.0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3.0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2.22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2.0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2.0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1.25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1.1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1.1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1.01.0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2.2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2.2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2.1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2.07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1.30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1.23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1.16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1.09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1.02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0.26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0.19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10.12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9.2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9.2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9.1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8.3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8.2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3.16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3.09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3.02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2.2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2.17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2.10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2.03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1.20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1.13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.01.06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2.30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2.23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2.16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2.09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2.02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1.25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1.1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1.11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1.0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10.28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10.21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10.14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10.07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9.30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9.23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9.16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9.09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8.26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8.19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8.12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9.08.05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9.07.2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7.22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7.15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7.01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6.24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6.17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6.10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5.27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5.20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5.13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9.05.06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9.04.29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4.22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4.1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4.0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4.0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3.1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3.1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3.04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2.2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2.1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2.1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2.04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1.2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9.01.14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9.01.07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2.31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2.24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2.17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2.1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2.03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1.26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1.19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11.12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11.05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10.2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10.22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10.15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10.08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10.01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9.24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9.17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9.10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8.27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8.2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8.13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8.06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7.30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7.23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7.16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7.02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6.25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6.1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6.1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5.28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5.2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5.14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5.07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4.30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4.23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8.04.16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4.09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4.02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3.1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3.05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2.26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2.1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2.12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2.05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1.29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8.01.1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1.08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8.01.01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2.2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2.18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2.11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2.04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1.27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1.2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1.13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.11.06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.10.30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0.23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.10.16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.10.09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10.02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09.2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09.18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09.11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.08.28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.08.21 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.08.14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.08.07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.07.31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.07.24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.07.17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.07.10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.07.03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.06.26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.06.19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.06.12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.05.29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.05.22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.05.15 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17.05.08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7.05.01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4.24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.04.17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4.10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4.03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3.20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3.06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2.27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.02.20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17.02.13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17.02.06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.01.30 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17.01.16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7.01.09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7.01.02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2.26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2.19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2.12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2.05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1.28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1.21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1.14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1.07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10.31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6.10.24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6.10.17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6.10.10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6.10.03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09.26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09.19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16.09.12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16.08.29 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6.08.22 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2016.08.15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16.08.08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16.08.01 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16.07.25 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6.07.18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16.07.11 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16.06.27 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6.06.20 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6.06.13 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16.06.06 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2016.05.23 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2016.05.16 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2016.05.09 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016.05.02 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016.04.25 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2016.04.18 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2016.04.11 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2016.04.04 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2016.03.21 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2016.03.07 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2016.02.29 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2016.02.22 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2016.02.15 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2016.02.08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6.02.01 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2016.01.18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6.01.11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6.01.04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2.28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2.21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2.14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2.07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1.30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1.23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5.11.16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1.09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5.11.02 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2015.10.26 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2015.10.19 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2015.10.12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5.10.05 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2015.09.28 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2015.09.21 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2015.09.14 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2015.08.31 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2015.08.24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5.08.17 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2015.08.10 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2015.08.03 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15.07.27 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2015.07.20 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2015.07.13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5.06.29 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2015.06.22 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2015.06.15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5.06.08 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2015.05.25 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2015.05.18 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2015.05.11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5.05.04 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5.04.27 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2015.04.20 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2015.04.13 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2015.04.06 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2015.03.23 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2015.03.09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5.03.02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5.02.23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5.02.16 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2015.02.09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5.02.02 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15.01.19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5.01.12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5.01.05 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2014.12.29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4.12.22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4.12.15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4.12.08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4.12.01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4.11.24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4.11.17 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2014.11.10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4.11.03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4.10.27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4.10.20 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14.10.13 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2014.10.06 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2014.09.29 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4.09.22 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4.09.15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4.09.08 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4.08.25 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14.08.18 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14.08.11 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2014.08.04 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4.07.28 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2014.07.21 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2014.07.14 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2014.07.07 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2014.06.23 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string" calcext:value-type="string">
            <text:p>2014.06.16 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2014.06.09 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string" calcext:value-type="string">
            <text:p>2014.05.26 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2014.05.19 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2014.05.12 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2014.05.05 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2014.04.28 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2014.04.21 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2014.04.14 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2014.04.07 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string" calcext:value-type="string">
            <text:p>2014.03.31 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2014.03.17 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2014.03.03 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2014.02.24 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2014.02.17 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2014.02.10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4.02.03 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2014.01.27 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2014.01.13 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2014.01.06 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13.12.30 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2013.12.23 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2013.12.16 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13.12.09 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13.12.02 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2013.11.25 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2013.11.18 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2013.11.11 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2013.11.04 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2013.10.28 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2013.10.21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2013.10.14 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2013.10.07 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string" calcext:value-type="string">
            <text:p>2013.09.30 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2013.09.23 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2013.09.16 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2013.09.09 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2013.08.26 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string" calcext:value-type="string">
            <text:p>2013.08.19 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2013.08.12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3.08.05 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2013.07.29 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2013.07.22 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2013.07.15 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2013.07.08 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2013.06.24 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string" calcext:value-type="string">
            <text:p>2013.06.17 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2013.06.10 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2013.05.27 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2013.05.20 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2013.05.13 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2013.05.06 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string" calcext:value-type="string">
            <text:p>2013.04.29 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string" calcext:value-type="string">
            <text:p>2013.04.22 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2013.04.15 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2013.04.08 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2013.04.01 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2013.03.18 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2013.03.04 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2013.02.25 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2013.02.18 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2013.02.11 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2013.02.04 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2013.01.28 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2013.01.14 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string" calcext:value-type="string">
            <text:p>2013.01.07 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string" calcext:value-type="string">
            <text:p>2012.12.31 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2012.12.24 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string" calcext:value-type="string">
            <text:p>2012.12.17 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string" calcext:value-type="string">
            <text:p>2012.12.10 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2012.12.03 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2012.11.26 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2012.11.19 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string" calcext:value-type="string">
            <text:p>2012.11.12 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office:value-type="string" calcext:value-type="string">
            <text:p>2012.11.05 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string" calcext:value-type="string">
            <text:p>2012.10.29 </text:p>
          </table:table-cell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string" calcext:value-type="string">
            <text:p>2012.10.22 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string" calcext:value-type="string">
            <text:p>2012.10.15 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2012.10.08 </text:p>
          </table:table-cell>
          <table:table-cell office:value-type="float" office:value="1398" calcext:value-type="float">
            <text:p>1398</text:p>
          </table:table-cell>
          <table:table-cell/>
        </table:table-row>
        <table:table-row table:style-name="ro1">
          <table:table-cell office:value-type="string" calcext:value-type="string">
            <text:p>2012.10.01 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2012.09.24 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2012.09.17 </text:p>
          </table:table-cell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string" calcext:value-type="string">
            <text:p>2012.09.10 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string" calcext:value-type="string">
            <text:p>2012.08.27 </text:p>
          </table:table-cell>
          <table:table-cell office:value-type="float" office:value="1537" calcext:value-type="float">
            <text:p>1537</text:p>
          </table:table-cell>
          <table:table-cell/>
        </table:table-row>
        <table:table-row table:style-name="ro1" table:number-rows-repeated="4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2:46:59.718726318</meta:creation-date>
    <dc:date>2023-08-21T13:08:30.625262078</dc:date>
    <meta:editing-duration>PT21M30S</meta:editing-duration>
    <meta:editing-cycles>4</meta:editing-cycles>
    <meta:generator>LibreOffice/7.5.5.2$Linux_X86_64 LibreOffice_project/50$Build-2</meta:generator>
    <meta:document-statistic meta:table-count="1" meta:cell-count="98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63cm" svg:height="13.093cm" xlink:href=".." xlink:type="simple" chart:class="chart:line" chart:style-name="ch1">
        <chart:title svg:x="11.325cm" svg:y="0.397cm" chart:style-name="ch2">
          <text:p>Rankings History Of Alexander Zverev</text:p>
        </chart:title>
        <chart:subtitle svg:x="12.925cm" svg:y="1.437cm" chart:style-name="ch3">
          <text:p>Scraped from atptour.com</text:p>
        </chart:subtitle>
        <chart:legend chart:legend-position="end" svg:x="27.875cm" svg:y="6.247cm" style:legend-expansion="high" chart:style-name="ch4"/>
        <chart:plot-area chart:style-name="ch5" table:cell-range-address="Sheet1.A1:Sheet1.B490" chart:data-source-has-labels="both" svg:x="1.62cm" svg:y="2.381cm" svg:width="25.646cm" svg:height="9.47cm">
          <chart:coordinate-region svg:x="3.034cm" svg:y="2.58cm" svg:width="24.232cm" svg:height="7.468cm"/>
          <chart:axis chart:dimension="x" chart:name="primary-x" chart:style-name="ch6" chartooo:axis-type="auto">
            <chartooo:date-scale/>
            <chart:title svg:x="14.042cm" svg:y="12.112cm" chart:style-name="ch7">
              <text:p>Date</text:p>
            </chart:title>
            <chart:categories table:cell-range-address="Sheet1.A2:Sheet1.A490"/>
            <chart:grid chart:style-name="ch8" chart:class="major"/>
          </chart:axis>
          <chart:axis chart:dimension="y" chart:name="primary-y" chart:style-name="ch6">
            <chart:title svg:x="0.451cm" svg:y="8.47cm" chart:style-name="ch9">
              <text:p>Ranking (Singles)</text:p>
            </chart:title>
            <chart:grid chart:style-name="ch8" chart:class="major"/>
          </chart:axis>
          <chart:series chart:style-name="ch10" chart:values-cell-range-address="Sheet1.B2:Sheet1.B490" chart:label-cell-address="Sheet1.B1:Sheet1.B1" chart:class="chart:line">
            <chart:data-point chart:repeated="4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s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3.08.21 </text:p>
                <draw:g>
                  <svg:desc>Sheet1.A2:Sheet1.A490</svg:desc>
                </draw:g>
              </table:table-cell>
              <table:table-cell office:value-type="float" office:value="12">
                <text:p>12</text:p>
                <draw:g>
                  <svg:desc>Sheet1.B2:Sheet1.B490</svg:desc>
                </draw:g>
              </table:table-cell>
            </table:table-row>
            <table:table-row>
              <table:table-cell office:value-type="string">
                <text:p>2023.08.14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3.08.07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7.31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3.07.24 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3.07.17 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23.07.03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3.06.26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3.06.19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3.06.12 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23.05.29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3.05.22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23.05.08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23.04.24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4.17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4.10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4.03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3.20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23.03.06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3.02.27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2.20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2.13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3.02.06 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3.01.30 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3.01.16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3.01.09 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3.01.02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2.26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2.19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2.12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2.05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1.28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1.21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1.14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1.07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2.10.31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2.10.24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2.10.17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2.10.10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2.10.03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.09.26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.09.1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.09.1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2.08.29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8.22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8.1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8.0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8.0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7.25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7.18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7.1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6.27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6.2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6.13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.06.0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5.2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5.1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5.0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5.0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4.2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4.1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4.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4.04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3.2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2.03.0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2.2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2.2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2.14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2.0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1.3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1.1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1.1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2.01.0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2.2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2.2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2.1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2.0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1.2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1.2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1.1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1.0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.11.0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10.25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10.18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10.0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09.2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09.2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09.13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08.3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08.23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.08.16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.08.0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.08.0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.07.26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.07.1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.07.1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1.06.28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6.21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6.14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5.31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5.24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5.17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5.10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5.03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4.26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4.19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4.12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4.05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.03.2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3.15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3.0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3.0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2.2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2.0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2.0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1.25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1.1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1.1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1.01.0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2.2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2.2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2.1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2.07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1.30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1.23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1.16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1.09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1.0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0.26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0.19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10.1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9.2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9.2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9.1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8.3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8.2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3.16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3.09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3.0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2.2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2.17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2.10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2.03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1.20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1.13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20.01.06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2.30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2.23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2.16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2.09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2.02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1.25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1.1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1.11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1.0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10.28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10.21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10.14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10.07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9.30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9.23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9.16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9.09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8.26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8.19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8.12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8.05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07.2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7.2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7.1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7.01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6.24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6.17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6.10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5.27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5.20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5.13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9.05.06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.04.29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4.2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4.1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4.0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4.0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3.1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3.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3.04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2.2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2.1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2.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2.04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1.2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.01.1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.01.0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2.3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2.2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2.1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2.1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2.03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1.26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1.19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11.1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11.0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10.2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10.22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10.1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10.08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10.01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9.24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9.17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9.10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8.2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8.2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8.13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8.0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7.3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7.2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7.1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7.02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6.25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6.1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6.1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5.28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5.21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5.14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5.07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4.30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4.2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.04.16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4.09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4.0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3.1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3.0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2.26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2.1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2.1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2.05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1.29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8.01.15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1.08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8.01.0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2.25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2.18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2.1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2.04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1.27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1.2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1.13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.11.06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.10.30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0.23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.10.16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7.10.09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10.02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09.25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09.18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09.11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.08.28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.08.21 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7.08.14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7.08.07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.07.31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7.07.24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.07.17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7.07.10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.07.03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.06.26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.06.19 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7.06.1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.05.29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.05.22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7.05.15 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7.05.08 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7.05.01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4.24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7.04.17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4.1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4.03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3.20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3.06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2.27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7.02.20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.02.13 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7.02.06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7.01.30 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7.01.16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7.01.09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7.01.02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2.26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2.19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2.12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2.05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1.28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1.21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1.14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1.07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10.31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6.10.24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.10.17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.10.10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6.10.03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09.26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09.19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.09.12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.08.29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6.08.22 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6.08.15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.08.08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.08.01 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6.07.25 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6.07.18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.07.11 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6.06.27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6.06.20 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6.06.13 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6.06.06 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6.05.23 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.05.16 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.05.09 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.05.02 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.04.25 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.04.18 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.04.11 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6.04.04 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6.03.21 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.03.07 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.02.29 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6.02.22 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6.02.15 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6.02.08 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.02.01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6.01.18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6.01.11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6.01.04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2.28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2.21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2.14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2.07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1.30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1.23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.11.16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1.09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.11.02 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5.10.26 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5.10.19 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5.10.12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.10.05 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5.09.28 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5.09.21 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.09.14 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5.08.31 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5.08.24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.08.17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.08.10 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5.08.03 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5.07.27 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5.07.20 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5.07.13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.06.29 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5.06.22 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5.06.15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5.06.08 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5.05.25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5.05.18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5.05.11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.05.04 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.04.27 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5.04.20 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5.04.13 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5.04.06 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5.03.23 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5.03.09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5.03.02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5.02.23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5.02.16 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5.02.09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5.02.02 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5.01.19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5.01.12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5.01.05 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4.12.29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.12.22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.12.15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.12.08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.12.01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.11.24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.11.17 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.11.10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.11.03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.10.27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.10.20 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4.10.13 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.10.06 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4.09.29 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.09.22 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.09.15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4.09.08 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4.08.25 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4.08.18 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4.08.11 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14.08.04 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.07.28 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.07.21 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4.07.14 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14.07.07 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14.06.23 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014.06.16 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014.06.09 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14.05.26 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14.05.19 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014.05.12 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014.05.05 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014.04.28 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014.04.21 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014.04.14 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014.04.07 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014.03.31 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014.03.17 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014.03.03 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2014.02.24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4.02.17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4.02.10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4.02.03 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4.01.27 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4.01.13 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4.01.06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3.12.30 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3.12.23 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3.12.16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3.12.09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3.12.02 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3.11.25 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3.11.18 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013.11.11 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013.11.04 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3.10.28 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013.10.21 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3.10.14 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013.10.07 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2013.09.30 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2013.09.23 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013.09.16 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013.09.09 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013.08.26 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013.08.19 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3.08.12 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3.08.05 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2013.07.29 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013.07.22 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013.07.15 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2013.07.08 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013.06.24 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13.06.17 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2013.06.10 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013.05.27 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2013.05.20 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2013.05.13 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013.05.06 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2013.04.29 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013.04.22 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013.04.15 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013.04.08 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2013.04.01 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013.03.18 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013.03.04 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3.02.25 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3.02.18 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013.02.11 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013.02.04 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013.01.28 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13.01.14 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013.01.07 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012.12.31 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012.12.24 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012.12.17 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2012.12.10 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012.12.03 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12.11.26 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012.11.19 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2012.11.12 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2012.11.05 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012.10.29 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2012.10.22 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2.10.15 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2012.10.08 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012.10.01 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2.09.24 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2.09.17 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2012.09.10 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2012.08.27 </text:p>
              </table:table-cell>
              <table:table-cell office:value-type="float" office:value="1537">
                <text:p>1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